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gul" svg:font-family="Pagul" style:font-pitch="variable"/>
  </office:font-face-decls>
  <office:automatic-styles>
    <style:style style:name="P1" style:family="paragraph" style:parent-style-name="Standard">
      <style:paragraph-properties fo:text-align="center" style:justify-single-word="false"/>
      <style:text-properties style:font-name="Pagul"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Pagul" fo:font-size="14pt" fo:font-weight="bold" officeooo:rsid="0014e5e3" officeooo:paragraph-rsid="0014e5e3"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Pagul" fo:font-size="14pt" fo:font-weight="bold" officeooo:rsid="0015cdad" officeooo:paragraph-rsid="0015cda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Pagul" fo:font-size="14pt" officeooo:paragraph-rsid="0014e5e3" style:font-size-asian="14pt" style:font-size-complex="14pt"/>
    </style:style>
    <style:style style:name="P5" style:family="paragraph" style:parent-style-name="Standard" style:list-style-name="L1">
      <style:paragraph-properties fo:text-align="start" style:justify-single-word="false"/>
      <style:text-properties style:font-name="Pagul" fo:font-size="14pt" officeooo:paragraph-rsid="0014e5e3" style:font-size-asian="14pt" style:font-size-complex="14pt"/>
    </style:style>
    <style:style style:name="P6" style:family="paragraph" style:parent-style-name="Standard">
      <style:paragraph-properties fo:text-align="start" style:justify-single-word="false"/>
      <style:text-properties style:font-name="Pagul" fo:font-size="14pt" fo:font-weight="normal" officeooo:rsid="0015cdad" officeooo:paragraph-rsid="0015cdad"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4e5e3"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TER QUALITY ANALYSIS</text:p>
      <text:p text:style-name="P2">INTRODUCTION</text:p>
      <text:p text:style-name="P4"><text:span text:style-name="T2"><text:tab/></text:span><text:span text:style-name="T1">What is Water Quality? </text:span></text:p>
      <text:p text:style-name="P4"><text:tab/><text:tab/>Water Quality can be defined as the chemical, physical and biological characteristics of water, usually in respect to its suitability for a designated use. Water can be used for recreation, drinking, fisheries, agriculture or industry. Each of these designated uses has different defined chemical, physical and biological standards necessary to fulfil the respective purpose. For example, there are stringent standards for water to be used for drinking or swimming compared to that used in agriculture or industry. </text:p>
      <text:p text:style-name="P4"><text:tab/><text:span text:style-name="T1">What is Water Quality Analysis? </text:span></text:p>
      <text:p text:style-name="P4"><text:tab/><text:tab/>After many years of research, water quality standards are put in place to ensure the suitability of efficient use of water for a designated purpose. Water quality analysis is to measure the required parameters of water, following standard methods, to check whether they are in accordance with the standard. </text:p>
      <text:p text:style-name="P4"><text:tab/><text:span text:style-name="T1">Why Water Quality Analysis is required? </text:span></text:p>
      <text:p text:style-name="P4"><text:tab/><text:tab/>Water quality analysis is required mainly for monitoring purpose. Some importance of such assessment includes:</text:p>
      <text:p text:style-name="P4"><text:tab/><text:tab/><text:span text:style-name="T1">(i) </text:span>To check whether the water quality is in compliance with the standards, and hence, suitable or not for the designated use.</text:p>
      <text:p text:style-name="P4"><text:tab/><text:tab/><text:span text:style-name="T1">(ii)</text:span> To monitor the efficiency of a system, working for water quality maintenance</text:p>
      <text:p text:style-name="P4"><text:tab/><text:tab/><text:span text:style-name="T1">(iii) </text:span>To check whether upgradation / change of an existing system is required and to decide what changes should take place</text:p>
      <text:p text:style-name="P4"><text:span text:style-name="T1"><text:tab/><text:tab/>(iv)</text:span> To monitor whether water quality is in compliance with rules and regulations.</text:p>
      <text:p text:style-name="P4"/>
      <text:p text:style-name="P4">Water quality analysis is of extremely necessary in the sectors of: </text:p>
      <text:p text:style-name="P4"></text:p>
      <text:list xml:id="list408049317" text:style-name="L1">
        <text:list-item>
          <text:p text:style-name="P5">Public Health (especially for drinking water)  </text:p>
        </text:list-item>
        <text:list-item>
          <text:p text:style-name="P5">Industrial Use</text:p>
        </text:list-item>
      </text:list>
      <text:p text:style-name="P4"/>
      <text:p text:style-name="P3">Procedure for Water Quality Analysis:</text:p>
      <text:p text:style-name="P3"/>
      <text:p text:style-name="P6">Analyzing water quality involves assessing various parameters to determine the suitability of water for specific purposes, such as drinking, recreational use, or environmental health. The procedures for water quality analysis typically involve the following steps:</text:p>
      <text:p text:style-name="P6"/>
      <text:p text:style-name="P3">1. Sample Collection:</text:p>
      <text:p text:style-name="P6"><text:s text:c="3"/>a. Obtain representative water samples from the site(s) of interest, ensuring proper sample handling and preservation to prevent contamination or alteration of the sample.</text:p>
      <text:p text:style-name="P6"><text:s text:c="3"/>b. Use appropriate sample containers and preservation methods based on the parameters being tested.</text:p>
      <text:p text:style-name="P6"/>
      <text:p text:style-name="P3">2. Field Measurements:</text:p>
      <text:p text:style-name="P6"><text:soft-page-break/><text:s text:c="3"/>a. Conduct on-site measurements using portable instruments for parameters that require immediate analysis, such as temperature, pH, dissolved oxygen, and conductivity.</text:p>
      <text:p text:style-name="P6"><text:s text:c="3"/>b. Record all relevant field data, including location, date, time, and weather conditions.</text:p>
      <text:p text:style-name="P6"/>
      <text:p text:style-name="P3">3. Laboratory Analysis:</text:p>
      <text:p text:style-name="P6"><text:s text:c="3"/>a. Transport the preserved water samples to the laboratory under controlled conditions to maintain sample integrity.</text:p>
      <text:p text:style-name="P6"><text:s text:c="3"/>b. Conduct laboratory analysis for various water quality parameters using standard analytical techniques and instruments. Common parameters include:</text:p>
      <text:p text:style-name="P6"><text:s text:c="6"/>- pH</text:p>
      <text:p text:style-name="P6"><text:s text:c="6"/>- Turbidity</text:p>
      <text:p text:style-name="P6"><text:s text:c="6"/>- Total dissolved solids (TDS)</text:p>
      <text:p text:style-name="P6"><text:s text:c="6"/>- Total suspended solids (TSS)</text:p>
      <text:p text:style-name="P6"><text:s text:c="6"/>- Biochemical oxygen demand (BOD)</text:p>
      <text:p text:style-name="P6"><text:s text:c="6"/>- Chemical oxygen demand (COD)</text:p>
      <text:p text:style-name="P6"><text:s text:c="6"/>- Nutrients (e.g., nitrate, phosphate)</text:p>
      <text:p text:style-name="P6"><text:s text:c="6"/>- Heavy metals (e.g., lead, mercury)</text:p>
      <text:p text:style-name="P6"><text:s text:c="6"/>- Microorganisms (e.g., coliform bacteria)</text:p>
      <text:p text:style-name="P6"/>
      <text:p text:style-name="P3">4. Data Analysis and Interpretation:</text:p>
      <text:p text:style-name="P6"><text:s text:c="3"/>a. Analyze the data obtained from laboratory tests and field measurements.</text:p>
      <text:p text:style-name="P6"><text:s text:c="3"/>b. Compare the results with relevant water quality standards or guidelines established by regulatory bodies to assess compliance.</text:p>
      <text:p text:style-name="P6"/>
      <text:p text:style-name="P3">5. Reporting:</text:p>
      <text:p text:style-name="P6"><text:s text:c="3"/>a. Compile the results in a clear and comprehensive report, including all analytical data, methods used, and interpretation of the findings.</text:p>
      <text:p text:style-name="P6"><text:s text:c="3"/>b. Provide recommendations based on the analysis, suggesting any necessary actions to improve water quality or comply with regulations.</text:p>
      <text:p text:style-name="P6"/>
      <text:p text:style-name="P3">6. Quality Control:</text:p>
      <text:p text:style-name="P6"><text:s text:c="3"/>a. Ensure proper quality control throughout the analysis process, including the use of certified reference materials, duplicate samples, and calibration checks.</text:p>
      <text:p text:style-name="P6"><text:s text:c="3"/>b. Adhere to standard operating procedures and follow appropriate quality assurance and quality control protocols.</text:p>
      <text:p text:style-name="P6"/>
      <text:p text:style-name="P3">7. Archiving:</text:p>
      <text:p text:style-name="P6"><text:s text:c="3"/>a. Maintain proper documentation and records of the analysis, including sample collection details, analytical procedures, and results.</text:p>
      <text:p text:style-name="P6"><text:s text:c="3"/>b. Ensure that the records are securely stored for future reference and compliance auditing.</text:p>
      <text:p text:style-name="P6"/>
      <text:p text:style-name="P6"><text:soft-page-break/>Adherence to standardized protocols and guidelines, along with careful sample handling and analysis, is essential to obtain accurate and reliable water quality da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gul" svg:font-family="Pagu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10:10:23.555219396</meta:creation-date>
    <dc:date>2023-10-11T10:29:28.832773229</dc:date>
    <meta:editing-duration>PT8M57S</meta:editing-duration>
    <meta:editing-cycles>1</meta:editing-cycles>
    <meta:document-statistic meta:table-count="0" meta:image-count="0" meta:object-count="0" meta:page-count="3" meta:paragraph-count="49" meta:word-count="618" meta:character-count="4354" meta:non-whitespace-character-count="3667"/>
    <meta:generator>LibreOffice/7.3.7.2$Linux_X86_64 LibreOffice_project/30$Build-2</meta:generator>
  </office:meta>
</office:document-meta>
</file>